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table:style-name="ce7" office:value-type="date" office:date-value="2021-01-20" calcext:value-type="date">
            <text:p>2021-01-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1:11:34.237310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0T21:13:12.308927118</dc:date>
    <dc:creator>Jesus Castagnetto</dc:creator>
    <meta:editing-duration>P4DT19H14M50S</meta:editing-duration>
    <meta:editing-cycles>460</meta:editing-cycles>
    <meta:generator>LibreOffice/6.4.6.2$Linux_X86_64 LibreOffice_project/40$Build-2</meta:generator>
    <meta:document-statistic meta:table-count="1" meta:cell-count="3146" meta:object-count="0"/>
  </office:meta>
</office:document-meta>
</file>